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82cm" table:align="left"/>
    </style:style>
    <style:style style:name="Tableau1.A" style:family="table-column">
      <style:table-column-properties style:column-width="4.625cm"/>
    </style:style>
    <style:style style:name="Tableau1.B" style:family="table-column">
      <style:table-column-properties style:column-width="12.196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Heading_20_1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 Text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 Text" fo:font-weight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8" style:family="paragraph" style:parent-style-name="Heading_20_4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"/>
    </style:style>
    <style:style style:name="P9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style:font-name="Google Sans Text" fo:font-weight="bold"/>
    </style:style>
    <style:style style:name="T2" style:family="text">
      <style:text-properties style:font-name="Google Sans Text"/>
    </style:style>
    <style:style style:name="T3" style:family="text">
      <style:text-properties fo:font-weight="bold"/>
    </style:style>
    <style:style style:name="T4" style:family="text">
      <style:text-properties style:font-name="Google Sans Text" fo:font-style="italic"/>
    </style:style>
    <style:style style:name="T5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LEXIS TURING</text:h>
      <text:p text:style-name="P2"><text:span text:style-name="T1">Développeur Python Senior | Expert API &amp; Automation</text:span><text:span text:style-name="T2"> 📍 Paris, France | ✉️ alexis.turing@email.com | 🔗 </text:span><text:a xlink:type="simple" xlink:href="https://www.google.com/search?q=https://linkedin.com/in/alexisturing-dev" office:target-frame-name="_blank" xlink:show="new" text:style-name="Internet_20_link" text:visited-style-name="Visited_20_Internet_20_Link"><text:span text:style-name="T2">linkedin.com/in/alexisturing-dev</text:span></text:a></text:p>
      <text:p text:style-name="P2">💻 <text:a xlink:type="simple" xlink:href="https://www.google.com/search?q=https://github.com/alexisturing-codes" office:target-frame-name="_blank" xlink:show="new" text:style-name="Internet_20_link" text:visited-style-name="Visited_20_Internet_20_Link"><text:span text:style-name="T2">github.com/alexisturing-codes</text:span></text:a></text:p>
      <text:p text:style-name="Horizontal_20_Line"/>
      <text:h text:style-name="P3" text:outline-level="3">PROFIL</text:h>
      <text:p text:style-name="P4">Développeur passionné avec plus de 5 ans d'expérience dans la conception d'architectures scalables et l'automatisation de processus complexes. Spécialiste de l'écosystème Python (<text:span text:style-name="T3">FastAPI, Django, Pytest</text:span>), je transforme des problématiques métier en solutions techniques élégantes et performantes.</text:p>
      <text:p text:style-name="Horizontal_20_Line"/>
      <text:h text:style-name="P3" text:outline-level="3">COMPÉTENCES TECHNIQUES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text:span text:style-name="Strong_20_Emphasis"><text:span text:style-name="T2">Catégorie</text:span></text:span></text:p>
            </table:table-cell>
            <table:table-cell table:style-name="Tableau1.A1" office:value-type="string">
              <text:p text:style-name="P5"><text:span text:style-name="Strong_20_Emphasis"><text:span text:style-name="T2">Technologies maîtrisées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6">Langages</text:p>
          </table:table-cell>
          <table:table-cell table:style-name="Tableau1.A1" office:value-type="string">
            <text:p text:style-name="P7"><text:span text:style-name="T3">Python (Expert)</text:span>, SQL, Bash, Go (Notions)</text:p>
          </table:table-cell>
        </table:table-row>
        <table:table-row>
          <table:table-cell table:style-name="Tableau1.A1" office:value-type="string">
            <text:p text:style-name="P6">Frameworks</text:p>
          </table:table-cell>
          <table:table-cell table:style-name="Tableau1.A1" office:value-type="string">
            <text:p text:style-name="P7"><text:span text:style-name="T3">FastAPI</text:span>, Django, Flask, Pandas, Celery</text:p>
          </table:table-cell>
        </table:table-row>
        <table:table-row>
          <table:table-cell table:style-name="Tableau1.A1" office:value-type="string">
            <text:p text:style-name="P6">Bases de Données</text:p>
          </table:table-cell>
          <table:table-cell table:style-name="Tableau1.A1" office:value-type="string">
            <text:p text:style-name="P7">PostgreSQL, Redis, MongoDB, ElasticSearch</text:p>
          </table:table-cell>
        </table:table-row>
        <table:table-row>
          <table:table-cell table:style-name="Tableau1.A1" office:value-type="string">
            <text:p text:style-name="P6">DevOps / Cloud</text:p>
          </table:table-cell>
          <table:table-cell table:style-name="Tableau1.A1" office:value-type="string">
            <text:p text:style-name="P7"><text:span text:style-name="T3">Docker</text:span>, Kubernetes, AWS (Lambda, S3), GitHub Actions</text:p>
          </table:table-cell>
        </table:table-row>
        <table:table-row>
          <table:table-cell table:style-name="Tableau1.A1" office:value-type="string">
            <text:p text:style-name="P6">Outils &amp; Méthodes</text:p>
          </table:table-cell>
          <table:table-cell table:style-name="Tableau1.A1" office:value-type="string">
            <text:p text:style-name="P7">Git, Architecture Microservices, CI/CD, TDD, Agile/Scrum</text:p>
          </table:table-cell>
        </table:table-row>
      </table:table>
      <text:p text:style-name="Horizontal_20_Line"/>
      <text:h text:style-name="P3" text:outline-level="3">EXPÉRIENCES PROFESSIONNELLES</text:h>
      <text:h text:style-name="P8" text:outline-level="4"><text:span text:style-name="T1">Développeur Python Senior | TechNova Solutions</text:span> <text:span text:style-name="T4">Janvier 2023 – Présent</text:span> <text:span text:style-name="T4">SaaS B2B de gestion de données financières.</text:span></text:h>
      <text:list text:style-name="L1">
        <text:list-item>
          <text:p text:style-name="P9"><text:span text:style-name="T3">Architecture :</text:span> Refonte d'un monolithe vers une architecture microservices utilisant <text:span text:style-name="T3">FastAPI</text:span>, réduisant le temps de réponse des API de 40%.</text:p>
        </text:list-item>
        <text:list-item>
          <text:p text:style-name="P9"><text:span text:style-name="T3">Optimisation :</text:span> Développement d'un moteur de traitement de données asynchrone avec <text:span text:style-name="T3">Celery</text:span> et <text:span text:style-name="T3">Redis</text:span> traitant +1M de transactions par jour.</text:p>
        </text:list-item>
        <text:list-item>
          <text:p text:style-name="P9"><text:span text:style-name="T3">Qualité :</text:span> Mise en place d'une couverture de tests unitaires et d'intégration passant de 20% à 95% via <text:span text:style-name="T3">Pytest</text:span>.</text:p>
        </text:list-item>
        <text:list-item>
          <text:p text:style-name="P9"><text:span text:style-name="T3">Mentorat :</text:span> Accompagnement technique de 3 développeurs juniors et animation de revues de code.</text:p>
        </text:list-item>
      </text:list>
      <text:h text:style-name="P8" text:outline-level="4"><text:soft-page-break/><text:span text:style-name="T1">Développeur Backend Python | GreenData Corp</text:span> <text:span text:style-name="T4">Mars 2020 – Décembre 2022</text:span> <text:span text:style-name="T4">Startup spécialisée dans l'analyse d'empreinte carbone.</text:span></text:h>
      <text:list text:style-name="L2">
        <text:list-item>
          <text:p text:style-name="P10"><text:span text:style-name="T3">Scraping &amp; ETL :</text:span> Conception de pipelines ETL complexes avec <text:span text:style-name="T3">BeautifulSoup</text:span> et <text:span text:style-name="T3">Pandas</text:span> pour collecter des données environnementales sur +500 sources.</text:p>
        </text:list-item>
        <text:list-item>
          <text:p text:style-name="P10"><text:span text:style-name="T3">API Design :</text:span> Création d'API REST robustes avec <text:span text:style-name="T3">Django Rest Framework (DRF)</text:span> pour l'intégration de clients tiers.</text:p>
        </text:list-item>
        <text:list-item>
          <text:p text:style-name="P10"><text:span text:style-name="T3">Cloud :</text:span> Déploiement et maintenance de l'infrastructure sur <text:span text:style-name="T3">AWS</text:span> via Terraform.</text:p>
        </text:list-item>
      </text:list>
      <text:h text:style-name="P8" text:outline-level="4"><text:span text:style-name="T1">Développeur Python Junior (Alternance) | PyConsult</text:span> <text:span text:style-name="T4">Septembre 2018 – Février 2020</text:span> * Automatisation de rapports internes via des scripts Python.</text:h>
      <text:list text:style-name="L3">
        <text:list-item>
          <text:p text:style-name="P11">Maintenance corrective et évolutive d'applications Flask existantes.</text:p>
        </text:list-item>
      </text:list>
      <text:p text:style-name="Horizontal_20_Line"/>
      <text:h text:style-name="P3" text:outline-level="3">PROJETS PERSONNELS &amp; OPEN SOURCE</text:h>
      <text:list text:style-name="L4">
        <text:list-item>
          <text:p text:style-name="P12"><text:span text:style-name="T3">PyGuard (Open Source) :</text:span> Création d'une librairie de monitoring de santé pour les bases de données SQL (150+ stars sur GitHub).</text:p>
        </text:list-item>
        <text:list-item>
          <text:p text:style-name="P12"><text:span text:style-name="T3">Bot de Trading Crypto :</text:span> Développement d'un bot utilisant des algorithmes d'analyse technique en temps réel (Python/WebSockets).</text:p>
        </text:list-item>
      </text:list>
      <text:p text:style-name="Horizontal_20_Line"/>
      <text:h text:style-name="P3" text:outline-level="3">FORMATION</text:h>
      <text:list text:style-name="L5">
        <text:list-item>
          <text:p text:style-name="P13"><text:span text:style-name="T3">Master en Informatique &amp; Systèmes d'Information</text:span> – Université de Technologie de Compiègne (UTC) | <text:span text:style-name="T5">2020</text:span></text:p>
        </text:list-item>
        <text:list-item>
          <text:p text:style-name="P13"><text:span text:style-name="T3">Certification AWS Certified Developer</text:span> – Associate | <text:span text:style-name="T5">2024</text:span></text:p>
        </text:list-item>
      </text:list>
      <text:p text:style-name="Horizontal_20_Line"/>
      <text:h text:style-name="P3" text:outline-level="3">LANGUES &amp; LOISIRS</text:h>
      <text:list text:style-name="L6">
        <text:list-item>
          <text:p text:style-name="P14"><text:span text:style-name="T3">Anglais :</text:span> Professionnel (C1 - Score TOEFL : 105/120).</text:p>
        </text:list-item>
        <text:list-item>
          <text:p text:style-name="P14"><text:span text:style-name="T3">Loisirs :</text:span> Échecs en compétition, Contribution à des projets Open Source, Randonné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2:01:36.702765922</meta:creation-date>
    <dc:date>2026-04-01T12:02:31.488312856</dc:date>
    <meta:editing-duration>PT56S</meta:editing-duration>
    <meta:editing-cycles>1</meta:editing-cycles>
    <meta:document-statistic meta:table-count="1" meta:image-count="0" meta:object-count="0" meta:page-count="2" meta:paragraph-count="39" meta:word-count="387" meta:character-count="2727" meta:non-whitespace-character-count="2388"/>
    <meta:generator>LibreOffice/25.2.3.2$Linux_X86_64 LibreOffice_project/520$Build-2</meta:generator>
  </office:meta>
</office:document-meta>
</file>